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officeooo:paragraph-rsid="0008679c"/>
    </style:style>
    <style:style style:name="P2" style:family="paragraph" style:parent-style-name="Standard">
      <style:paragraph-properties fo:margin-top="0in" fo:margin-bottom="0in" loext:contextual-spacing="false" fo:line-height="115%" fo:text-align="justify" style:justify-single-word="false"/>
      <style:text-properties fo:font-size="10pt" officeooo:paragraph-rsid="0008679c" style:font-size-asian="10pt" style:font-size-complex="10pt"/>
    </style:style>
    <style:style style:name="P3" style:family="paragraph" style:parent-style-name="Standard">
      <style:paragraph-properties fo:margin-top="0in" fo:margin-bottom="0in" loext:contextual-spacing="false" fo:line-height="115%" fo:text-align="justify" style:justify-single-word="false"/>
      <style:text-properties fo:font-size="10pt" fo:font-weight="bold" officeooo:paragraph-rsid="0008679c" style:font-size-asian="10pt" style:font-weight-asian="bold" style:font-size-complex="10pt"/>
    </style:style>
    <style:style style:name="P4" style:family="paragraph" style:parent-style-name="Standard">
      <style:paragraph-properties fo:margin-top="0in" fo:margin-bottom="0in" loext:contextual-spacing="false" fo:text-align="justify" style:justify-single-word="false"/>
      <style:text-properties fo:font-size="10pt" fo:font-style="normal" fo:font-weight="bold" officeooo:paragraph-rsid="0008679c" style:font-size-asian="10pt" style:font-style-asian="normal" style:font-weight-asian="bold" style:font-size-complex="10pt" style:font-style-complex="normal" style:font-weight-complex="bold"/>
    </style:style>
    <style:style style:name="P5" style:family="paragraph" style:parent-style-name="Standard">
      <style:paragraph-properties fo:margin-top="0in" fo:margin-bottom="0in" loext:contextual-spacing="false" fo:line-height="115%" fo:text-align="justify" style:justify-single-word="false"/>
      <style:text-properties officeooo:paragraph-rsid="0008679c"/>
    </style:style>
    <style:style style:name="P6" style:family="paragraph" style:parent-style-name="Standard">
      <style:paragraph-properties fo:margin-top="0in" fo:margin-bottom="0in" loext:contextual-spacing="false" fo:text-align="justify" style:justify-single-word="false"/>
      <style:text-properties fo:color="#00000a" fo:font-size="10pt" fo:font-weight="bold" officeooo:paragraph-rsid="0008679c" style:font-size-asian="10pt" style:font-weight-asian="bold" style:font-size-complex="10pt"/>
    </style:style>
    <style:style style:name="P7" style:family="paragraph" style:parent-style-name="Standard">
      <loext:graphic-properties draw:fill="solid" draw:fill-color="#ffffff"/>
      <style:paragraph-properties fo:margin-top="0in" fo:margin-bottom="0in" loext:contextual-spacing="false" fo:line-height="150%" fo:text-align="justify" style:justify-single-word="false" fo:background-color="#ffffff"/>
      <style:text-properties fo:color="#00000a" fo:font-size="10pt" fo:font-weight="bold" officeooo:paragraph-rsid="00095549" style:font-size-asian="10pt" style:font-weight-asian="bold" style:font-size-complex="10pt"/>
    </style:style>
    <style:style style:name="P8" style:family="paragraph" style:parent-style-name="Standard">
      <style:paragraph-properties fo:margin-top="0in" fo:margin-bottom="0in" loext:contextual-spacing="false" fo:line-height="100%" fo:text-align="justify" style:justify-single-word="false"/>
      <style:text-properties fo:color="#00000a" fo:font-size="10pt" fo:font-weight="bold" officeooo:paragraph-rsid="0008679c" style:font-size-asian="10pt" style:font-weight-asian="bold" style:font-size-complex="10pt"/>
    </style:style>
    <style:style style:name="P9" style:family="paragraph" style:parent-style-name="Standard">
      <style:paragraph-properties fo:margin-top="0in" fo:margin-bottom="0in" loext:contextual-spacing="false" fo:line-height="115%" fo:text-align="justify" style:justify-single-word="false"/>
      <style:text-properties fo:color="#00000a" fo:font-size="10pt" officeooo:paragraph-rsid="0008679c" style:font-size-asian="10pt" style:font-size-complex="10pt"/>
    </style:style>
    <style:style style:name="P10" style:family="paragraph" style:parent-style-name="Standard">
      <style:paragraph-properties fo:margin-top="0in" fo:margin-bottom="0in" loext:contextual-spacing="false" fo:text-align="justify" style:justify-single-word="false"/>
      <style:text-properties fo:color="#00000a" fo:font-size="10pt" officeooo:paragraph-rsid="0008679c" style:font-size-asian="10pt" style:font-size-complex="10pt"/>
    </style:style>
    <style:style style:name="P11" style:family="paragraph" style:parent-style-name="Standard">
      <style:paragraph-properties fo:margin-top="0in" fo:margin-bottom="0in" loext:contextual-spacing="false" fo:text-align="justify" style:justify-single-word="false"/>
      <style:text-properties fo:color="#00000a" fo:font-size="10pt" fo:font-style="italic" officeooo:paragraph-rsid="0008679c" style:font-size-asian="10pt" style:font-style-asian="italic" style:font-size-complex="10pt"/>
    </style:style>
    <style:style style:name="P12" style:family="paragraph" style:parent-style-name="Standard">
      <style:paragraph-properties fo:margin-top="0in" fo:margin-bottom="0in" loext:contextual-spacing="false" fo:text-align="justify" style:justify-single-word="false"/>
      <style:text-properties fo:color="#00000a" fo:font-style="italic" officeooo:paragraph-rsid="0008679c" style:font-style-asian="italic"/>
    </style:style>
    <style:style style:name="P13" style:family="paragraph" style:parent-style-name="Standard">
      <style:paragraph-properties fo:margin-top="0in" fo:margin-bottom="0in" loext:contextual-spacing="false" fo:text-align="justify" style:justify-single-word="false"/>
      <style:text-properties fo:color="#00000a" officeooo:paragraph-rsid="0008679c"/>
    </style:style>
    <style:style style:name="P14" style:family="paragraph" style:parent-style-name="Standard">
      <style:paragraph-properties fo:margin-top="0in" fo:margin-bottom="0in" loext:contextual-spacing="false" fo:line-height="115%" fo:text-align="justify" style:justify-single-word="false"/>
      <style:text-properties fo:font-style="italic" officeooo:paragraph-rsid="0008679c" style:font-style-asian="italic"/>
    </style:style>
    <style:style style:name="P15" style:family="paragraph" style:parent-style-name="Standard">
      <style:paragraph-properties fo:margin-top="0in" fo:margin-bottom="0in" loext:contextual-spacing="false" fo:text-align="justify" style:justify-single-word="false"/>
      <style:text-properties fo:font-size="12pt" fo:font-style="italic" fo:font-weight="normal" officeooo:paragraph-rsid="0008679c" style:font-size-asian="12pt" style:font-style-asian="italic" style:font-weight-asian="normal" style:font-size-complex="12pt" style:font-style-complex="italic" style:font-weight-complex="normal"/>
    </style:style>
    <style:style style:name="P16" style:family="paragraph" style:parent-style-name="Standard">
      <style:paragraph-properties fo:margin-left="0in" fo:margin-right="0in" fo:margin-top="0in" fo:margin-bottom="0in" loext:contextual-spacing="false" fo:text-align="justify" style:justify-single-word="false" fo:text-indent="0in" style:auto-text-indent="false"/>
      <style:text-properties officeooo:paragraph-rsid="0008679c"/>
    </style:style>
    <style:style style:name="P17"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size="10pt" fo:font-weight="bold" officeooo:paragraph-rsid="0008679c" style:font-size-asian="10pt" style:font-weight-asian="bold" style:font-size-complex="10pt"/>
    </style:style>
    <style:style style:name="P18"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paragraph-rsid="0008679c"/>
    </style:style>
    <style:style style:name="P19"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text-indent="0.4925in" style:auto-text-indent="false" fo:background-color="#ffffff"/>
      <style:text-properties fo:color="#00000a" style:font-name="DejaVu Serif" fo:font-size="10pt" fo:font-weight="normal" officeooo:paragraph-rsid="00095549" style:font-size-asian="10pt" style:font-weight-asian="normal" style:font-size-complex="10pt" style:font-weight-complex="normal"/>
    </style:style>
    <style:style style:name="P20"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text-indent="0.4925in" style:auto-text-indent="false" fo:background-color="#ffffff"/>
      <style:text-properties style:font-name="DejaVu Serif" fo:font-size="10pt" fo:font-weight="normal" officeooo:paragraph-rsid="00095549" style:font-size-asian="10pt" style:font-weight-asian="normal" style:font-size-complex="10pt" style:font-weight-complex="normal"/>
    </style:style>
    <style:style style:name="T1" style:family="text">
      <style:text-properties fo:color="#00000a" fo:font-size="10pt" style:font-size-asian="10pt" style:font-size-complex="10pt"/>
    </style:style>
    <style:style style:name="T2" style:family="text">
      <style:text-properties fo:color="#00000a" fo:font-size="10pt" fo:font-weight="bold" style:font-size-asian="10pt" style:font-weight-asian="bold" style:font-size-complex="10pt"/>
    </style:style>
    <style:style style:name="T3" style:family="text">
      <style:text-properties fo:color="#00000a" fo:font-size="10pt" fo:font-weight="bold" officeooo:rsid="0008cd60" style:font-size-asian="10pt" style:font-weight-asian="bold" style:font-size-complex="10pt"/>
    </style:style>
    <style:style style:name="T4" style:family="text">
      <style:text-properties fo:color="#00000a" fo:font-size="10pt" fo:font-style="italic" style:font-size-asian="10pt" style:font-style-asian="italic" style:font-size-complex="10pt"/>
    </style:style>
    <style:style style:name="T5" style:family="text">
      <style:text-properties fo:color="#00000a" style:text-position="super 58%"/>
    </style:style>
    <style:style style:name="T6" style:family="text">
      <style:text-properties fo:color="#00000a" fo:font-style="italic" style:font-style-asian="italic"/>
    </style:style>
    <style:style style:name="T7" style:family="text">
      <style:text-properties fo:color="#00000a" fo:font-weight="bold" style:font-weight-asian="bold"/>
    </style:style>
    <style:style style:name="T8" style:family="text">
      <style:text-properties fo:color="#00000a"/>
    </style:style>
    <style:style style:name="T9" style:family="text">
      <style:text-properties fo:font-size="14pt" fo:font-weight="bold" style:font-size-asian="14pt" style:font-weight-asian="bold" style:font-size-complex="14pt"/>
    </style:style>
    <style:style style:name="T10" style:family="text">
      <style:text-properties fo:font-style="italic" style:font-style-asian="italic"/>
    </style:style>
    <style:style style:name="T11" style:family="text">
      <style:text-properties fo:font-style="italic" officeooo:rsid="0008cd60" style:font-style-asian="italic"/>
    </style:style>
    <style:style style:name="T12" style:family="text">
      <style:text-properties fo:font-size="10pt" style:font-size-asian="10pt" style:font-size-complex="10pt"/>
    </style:style>
    <style:style style:name="T13" style:family="text">
      <style:text-properties fo:font-size="10pt" fo:font-weight="bold" style:font-size-asian="10pt" style:font-weight-asian="bold" style:font-size-complex="10pt"/>
    </style:style>
    <style:style style:name="T14" style:family="text">
      <style:text-properties fo:color="#222222" style:font-name="Times New Roman" fo:font-size="12pt" fo:font-style="italic" style:font-name-asian="Times New Roman1" style:font-size-asian="12pt" style:font-style-asian="italic" style:font-name-complex="Times New Roman1" style:font-size-complex="12pt" style:font-style-complex="italic"/>
    </style:style>
    <style:style style:name="T15" style:family="text">
      <style:text-properties fo:color="#222222" style:font-name="Times New Roman" fo:font-style="italic" style:font-name-asian="Times New Roman1" style:font-style-asian="italic" style:font-name-complex="Times New Roman1" style:font-style-complex="italic"/>
    </style:style>
    <style:style style:name="T16" style:family="text">
      <style:text-properties fo:color="#222222" style:font-name="Times New Roman" fo:font-style="normal" style:font-name-asian="Times New Roman1" style:font-style-asian="normal" style:font-name-complex="Times New Roman1" style:font-style-complex="normal"/>
    </style:style>
    <style:style style:name="T17" style:family="text">
      <style:text-properties fo:color="#222222" style:font-name="DejaVu Serif" fo:font-style="normal" style:font-name-asian="Times New Roman1" style:font-style-asian="normal" style:font-name-complex="Times New Roman1" style:font-style-complex="normal"/>
    </style:style>
    <style:style style:name="T18" style:family="text">
      <style:text-properties fo:color="#222222" style:font-name="DejaVu Serif" fo:font-size="12pt" fo:font-style="italic" style:font-name-asian="Times New Roman1" style:font-size-asian="12pt" style:font-style-asian="italic" style:font-name-complex="Times New Roman1" style:font-size-complex="12pt" style:font-style-complex="italic"/>
    </style:style>
    <style:style style:name="T19" style:family="text">
      <style:text-properties fo:color="#000000" style:font-name="Times New Roman" fo:font-size="12pt" fo:language="en" fo:country="none" style:font-name-asian="Times New Roman1" style:font-size-asian="12pt" style:font-name-complex="Times New Roman1" style:font-size-complex="12pt"/>
    </style:style>
    <style:style style:name="T20" style:family="text">
      <style:text-properties fo:color="#000000" style:font-name="Times New Roman" fo:font-size="12pt" style:font-name-asian="Times New Roman1" style:font-size-asian="12pt" style:font-name-complex="Times New Roman1" style:font-size-complex="12pt"/>
    </style:style>
    <style:style style:name="T21" style:family="text">
      <style:text-properties fo:color="#000000" style:text-position="super 58%" style:font-name="Times New Roman" fo:font-size="12pt" fo:language="en" fo:country="none" style:font-name-asian="Times New Roman1" style:font-size-asian="12pt" style:font-name-complex="Times New Roman1" style:font-size-complex="12pt"/>
    </style:style>
    <style:style style:name="T22" style:family="text">
      <style:text-properties fo:color="#000000" style:text-position="super 58%" fo:font-size="12pt" fo:language="en" fo:country="none" style:font-name-asian="Times New Roman1" style:font-size-asian="12pt" style:font-name-complex="Times New Roman1" style:font-size-complex="12pt"/>
    </style:style>
    <style:style style:name="T23" style:family="text">
      <style:text-properties fo:color="#000000" style:text-position="super 58%" fo:language="en" fo:country="none" style:font-name-asian="Times New Roman1" style:font-name-complex="Times New Roman1"/>
    </style:style>
    <style:style style:name="T24" style:family="text">
      <style:text-properties fo:color="#000000" style:text-position="super 58%" style:font-name-asian="Times New Roman1" style:font-name-complex="Times New Roman1"/>
    </style:style>
    <style:style style:name="T25" style:family="text">
      <style:text-properties fo:color="#000000" fo:font-size="12pt" style:font-name-asian="Times New Roman1" style:font-size-asian="12pt" style:font-name-complex="Times New Roman1" style:font-size-complex="12pt"/>
    </style:style>
    <style:style style:name="T26" style:family="text">
      <style:text-properties fo:color="#000000" fo:font-size="12pt" fo:language="en" fo:country="none" style:font-name-asian="Times New Roman1" style:font-size-asian="12pt" style:font-name-complex="Times New Roman1" style:font-size-complex="12pt"/>
    </style:style>
    <style:style style:name="T27" style:family="text">
      <style:text-properties fo:color="#000000" style:font-name-asian="Times New Roman1" style:font-name-complex="Times New Roman1"/>
    </style:style>
    <style:style style:name="T28" style:family="text">
      <style:text-properties fo:color="#000000" fo:language="en" fo:country="none" style:font-name-asian="Times New Roman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9">Experimental</text:span></text:p>
      <text:p text:style-name="P2"/>
      <text:p text:style-name="P5"><text:span text:style-name="T10">Samples</text:span></text:p>
      <text:p text:style-name="P6"/>
      <text:p text:style-name="P1"><text:span text:style-name="T3">Wines</text:span><text:span text:style-name="T2">. </text:span><text:span text:style-name="T1">Ao total foram utilizadas dezesseis amostras(garrafas) de vinhos, que foram produzidas a partir de quatro variedades diferentes de uvas branca: Moscato Embrapa, Moscato de Jundiai, Madalena e SR-501. Cada variedade foi cultivada em duas cidades diferentes: Jundiai e Votuporanga, e em cada cidade foram cultivadas utilizando dois porta-enxertos diferentes: IAC-566, IAC-777, sendo estas parte de um projeto Centro de Frutas do IAC, que visa o melhoramento genético de uvas para fabricação de vinhos. </text:span><text:span text:style-name="T12">Todas as amostras foram engarrafadas em vidro e tampadas com rolhas de cortiça, apresentando um volume final de 750mL. As amostras foram estocadas em local escuro, arejado e em temperatura ambiente(20-25C) e foram abertas apenas no momento da análise</text:span><text:span text:style-name="T1">.</text:span></text:p>
      <text:p text:style-name="P14"/>
      <text:p text:style-name="P5"><text:span text:style-name="T10">Reagents and </text:span><text:span text:style-name="T11">S</text:span><text:span text:style-name="T10">upplies</text:span></text:p>
      <text:p text:style-name="P5"><text:span text:style-name="T13"><text:s text:c="2"/></text:span></text:p>
      <text:p text:style-name="P5"><text:span text:style-name="T13">Reagents. </text:span><text:span text:style-name="T1">Cloreto de Sódio (NaCl), foi fornecido pela Synth(Diadema-SP), com pureza aproximada de 99%.</text:span></text:p>
      <text:p text:style-name="P17"/>
      <text:p text:style-name="P18"><text:span text:style-name="T13">Internal Standard.</text:span><text:span text:style-name="T12"> O padrão interno de Óxido de Cariofileno foi fornecido pela ACROS ORGANICS (New Jersey - USA) com pureza aproximada de 95%.</text:span></text:p>
      <text:p text:style-name="P3"/>
      <text:p text:style-name="P5"><text:span text:style-name="T13">HS-SPME Fiber. </text:span><text:span text:style-name="T12">Para a analise de HS-SPME das amostras, foi utilizado a fibra de tripla polaridade CAR/DVB/PDMS(divinylbenzene polydimethylsiloxane), estas foram compradas da Supelco(Bellefonte, PA, USA), e foram condicionadas, antes do primeiro uso, de acordo com as instruções do fabricante.</text:span></text:p>
      <text:p text:style-name="P5"><text:span text:style-name="T12"><text:s/></text:span></text:p>
      <text:p text:style-name="P5"><text:span text:style-name="T13">Vials. </text:span><text:span text:style-name="T1">Para amostragem foram adquiridos </text:span><text:span text:style-name="T4">vials</text:span><text:span text:style-name="T1"> de vidro com volume de 35mL, com tampa de <text:s/>rosca e septo de teflon.</text:span></text:p>
      <text:p text:style-name="P2"/>
      <text:p text:style-name="P5"><text:span text:style-name="T10">Sampling and HS-SPME</text:span></text:p>
      <text:p text:style-name="P3"/>
      <text:p text:style-name="P5"><text:span text:style-name="T13">Sample Preparation. </text:span><text:span text:style-name="T12"><text:s/>Para a amostragem foram feitas triplicatas para cada cada garrafa de vinho, as quais eram preparadas através da adição de 10 mL de vinho, juntamente com 3g de NaCl e 10uL do padrão interno. </text:span></text:p>
      <text:p text:style-name="P3"/>
      <text:p text:style-name="P5"><text:span text:style-name="T13">HS-SPME.</text:span><text:span text:style-name="T12"> </text:span><text:span text:style-name="T1">As condições de captura dos aromas foram previamente otimizadas. <text:s/>A solução, permaneceu então, em agitação magnética e a temperatura constante (30°C) por trinta minutos, para equilíbrio dos componentes, e trinta minutos adicionais, com exposição da fibra de captura no </text:span><text:span text:style-name="T4">headpsace</text:span><text:span text:style-name="T1"> do </text:span><text:span text:style-name="T4">via</text:span><text:span text:style-name="T1">l, para adsorção dos componentes voláteis.</text:span></text:p>
      <text:p text:style-name="P5"><text:span text:style-name="T2"><text:s/></text:span></text:p>
      <text:p text:style-name="P5"><text:span text:style-name="T2">GC/MS. </text:span><text:span text:style-name="T1">Após realizada a captura dos aromas no headspace, a <text:s/>fibra de SPME foi <text:s/>inserida no injetor do cromatógrafo gasoso acoplado a espectrômetro de massas (GC/MS, modelo QP-5000, SHIMADZU) para dessorção dos constituintes voláteis. A separação das substâncias foi realizada em coluna cromatográfica DB-5 (30 m x 0,25 mm <text:s/>x 0,25 µm) e nas seguintes <text:s/>condições cromatográficas: 35°C até atingir 240°C, com uma rampa de temperatura de 3°C.min</text:span><text:span text:style-name="T5">-1</text:span><text:span text:style-name="T1"> , totalizando, assim, 65 minutos de corrida, a injeção no modo split (1/20), hélio como gás de arraste, vazão de 1mL.min</text:span><text:span text:style-name="T5">-1 </text:span><text:span text:style-name="T1">injetor a 220 °C e detector a 230 °C. Após cada corrida a fibra era condicionada em cromatógrafo gasoso com detector de ionização de chama (CG/DIC, Shimadzu, modelo 2010). As análises foram feitas em triplicata para cada amostra.</text:span></text:p>
      <text:p text:style-name="P9"><text:soft-page-break/></text:p>
      <text:p text:style-name="P1"><text:span text:style-name="T2">Compounds Identification (GC/MS)</text:span><text:span text:style-name="T1">. A identificação dos compostos foi realizada por meio da comparação de seus espectros de massas e índice de retenção (IR), com a biblioteca do CG/EM (Wiley 139, Nist62) e literatura (Adams, 2007; Nist weebbook, Flavornet).</text:span></text:p>
      <text:p text:style-name="P11"/>
      <text:p text:style-name="P15"><text:span text:style-name="T8">High Efficiency Liquid Chromatography.</text:span></text:p>
      <text:p text:style-name="P6"/>
      <text:p text:style-name="P7"><text:span text:style-name="T16"><text:s/></text:span><text:span text:style-name="T17">RP-HPLC/DAD</text:span><text:span text:style-name="T18">.</text:span></text:p>
      <text:p text:style-name="P20"><text:span text:style-name="T27">Analyses were performed on a high performance liquid chromatograph (HPLC), Agilent 1260 Infinity LC (Agilent Technologies, Santa Clara, CA, USA) equipped with Diodes Array Detector (DAD) (model G1315D). Chromatographic separation for phenolic compounds was performed in a Zorbax Eclipse Plus RP-C18 column (100 × 4.6 mm, 3.5 µm) and the Zorbax C18 pre-column (12.6 x 4.6mm, 5 μm). The column temperature was set at 35 °C. Data acquisitions were performed using OpenLAB CDS ChemStation EditionTM software (Agilent Technologies).  </text:span></text:p>
      <text:p text:style-name="P19"><text:span text:style-name="T27">The method described by</text:span><text:bookmark text:name="_GoBack"/><text:span text:style-name="T27"> Padilha et al. (2017) was used for characterization of phenolic compounds. The wines were filtered on 0.45 μm polypropylene filters (Chromafil</text:span><text:span text:style-name="T24">®</text:span><text:span text:style-name="T27"> Xtra, Macherey-Nagel - Germany) and then injected (20 μL). The mobile phases were composed of water acidified with 0.1 M phosphoric acid (pH = 2.0, phase A) and acidified methanol with 0.5% phosphoric acid (phase B); a flow rate of 0.8 mL.min</text:span><text:span text:style-name="T24">-1</text:span><text:span text:style-name="T27"> was used. Elution was complete in 33 minutes using a gradient: 0-5 min: 5% B; 5-14 min: 23% B; 14-30 min: 50% B; 30-33 min: 80% B (return of the initial conditions).</text:span></text:p>
      <text:p text:style-name="P8"/>
      <text:p text:style-name="P6"/>
      <text:p text:style-name="P15"><text:span text:style-name="T8">Total Phenolic and Flavonoid composition</text:span></text:p>
      <text:p text:style-name="P6"/>
      <text:p text:style-name="P1"><text:span text:style-name="T1">A análise referente a quantificação dos fenóis totais e flavonóides foram realizadas utilizando o método de Folin-CIocalteu e DMACA respectivamente,</text:span></text:p>
      <text:p text:style-name="P12"/>
      <text:p text:style-name="P4"><text:span text:style-name="T8">Spectrophotometry</text:span></text:p>
      <text:p text:style-name="P10"/>
      <text:p text:style-name="P1"><text:span text:style-name="T1">A leituras das absorbâncias foram realizadas no espectrofotômetro Hitachi U2000 Dual-Beam UV-Vis.</text:span></text:p>
      <text:p text:style-name="P13"/>
      <text:p text:style-name="P12"/>
      <text:p text:style-name="P1"><text:span text:style-name="T6">Statistics</text:span></text:p>
      <text:p text:style-name="P10"/>
      <text:p text:style-name="P1"><text:span text:style-name="T1">A análise de componentes principais (PCA) e análise de agrupamento hierárquico foram realizadas utilizando o software XLSTAT - versão 2017.3 (Addinsoft, Franç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pt" fo:country="BR"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pt" fo:country="BR"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0:41:07.616062943</meta:creation-date>
    <dc:date>2018-10-05T11:09:47.531617725</dc:date>
    <meta:editing-duration>PT28M39S</meta:editing-duration>
    <meta:editing-cycles>3</meta:editing-cycles>
    <meta:generator>LibreOffice/6.0.6.2$Linux_X86_64 LibreOffice_project/00m0$Build-2</meta:generator>
    <meta:document-statistic meta:table-count="0" meta:image-count="0" meta:object-count="0" meta:page-count="2" meta:paragraph-count="26" meta:word-count="709" meta:character-count="4700" meta:non-whitespace-character-count="3999"/>
  </office:meta>
</office:document-meta>
</file>